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"/>
    <style:style style:name="ce11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7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6" office:value-type="string">
            <text:p>Homework expected</text:p>
          </table:table-cell>
          <table:table-cell table:style-name="ce6" office:value-type="string">
            <text:p>Homework ready</text:p>
          </table:table-cell>
          <table:table-cell table:style-name="ce6" office:value-type="string">
            <text:p>Homework points</text:p>
          </table:table-cell>
          <table:table-cell table:style-name="ce6" office:value-type="string">
            <text:p>Exam points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Total points</text:p>
          </table:table-cell>
          <table:table-cell table:style-name="ce6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4.5833333333333">
            <text:p>15</text:p>
          </table:table-cell>
          <table:table-cell table:number-columns-repeated="2"/>
          <table:table-cell table:formula="of:=[.E2]+[.F2]+[.G2]" office:value-type="float" office:value="14.5833333333333">
            <text:p>15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0.313cm" draw:caption-point-x="-0.61cm" draw:caption-point-y="1.514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4]+[.F4]+[.G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62cm" draw:caption-point-x="-0.61cm" draw:caption-point-y="1.514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number-columns-repeated="2"/>
          <table:table-cell table:formula="of:=[.E6]+[.F6]+[.G6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62cm" draw:caption-point-x="-0.61cm" draw:caption-point-y="1.514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11cm" draw:caption-point-x="-0.61cm" draw:caption-point-y="1.514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68.75">
            <text:p>6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5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6cm" draw:caption-point-x="-0.61cm" draw:caption-point-y="1.514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1cm" draw:caption-point-x="-0.61cm" draw:caption-point-y="1.514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number-columns-repeated="6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3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Task complete %</text:p>
          </table:table-cell>
          <table:table-cell table:style-name="ce6" office:value-type="string">
            <text:p>Model</text:p>
          </table:table-cell>
          <table:table-cell table:style-name="ce6" office:value-type="string">
            <text:p>Design</text:p>
          </table:table-cell>
          <table:table-cell table:style-name="ce6" office:value-type="string">
            <text:p>Java API &amp; language</text:p>
          </table:table-cell>
          <table:table-cell table:style-name="ce6" office:value-type="string">
            <text:p>Error handling</text:p>
          </table:table-cell>
          <table:table-cell table:style-name="ce6" office:value-type="string">
            <text:p>Docs &amp; readability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otal</text:p>
          </table:table-cell>
          <table:table-cell table:style-name="ce11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7">
            <office:annotation draw:style-name="gr2" draw:text-style-name="P1" svg:width="6.523cm" svg:height="2.176cm" svg:x="8.339cm" svg:y="0cm" draw:caption-point-x="-0.61cm" draw:caption-point-y="0.875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7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5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5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5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5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5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6" draw:text-style-name="P1" svg:width="9.467cm" svg:height="2.281cm" svg:x="8.339cm" svg:y="0.712cm" draw:caption-point-x="-0.61cm" draw:caption-point-y="1.513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12cm" draw:caption-point-x="-0.61cm" draw:caption-point-y="1.513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6" draw:text-style-name="P1" svg:width="11.061cm" svg:height="2.281cm" svg:x="12.855cm" svg:y="0.712cm" draw:caption-point-x="-0.61cm" draw:caption-point-y="1.513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12cm" draw:caption-point-x="-0.61cm" draw:caption-point-y="1.513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7" draw:text-style-name="P1" svg:width="9.683cm" svg:height="2.966cm" svg:x="17.371cm" svg:y="0.712cm" draw:caption-point-x="-0.61cm" draw:caption-point-y="1.513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12cm" draw:caption-point-x="-0.61cm" draw:caption-point-y="1.513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8" draw:text-style-name="P1" svg:width="7.121cm" svg:height="2.625cm" svg:x="21.887cm" svg:y="0.712cm" draw:caption-point-x="-0.61cm" draw:caption-point-y="1.513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62cm" draw:caption-point-x="-0.61cm" draw:caption-point-y="1.513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9" draw:text-style-name="P1" svg:width="6.769cm" svg:height="1.386cm" svg:x="10.597cm" svg:y="1.162cm" draw:caption-point-x="-0.61cm" draw:caption-point-y="1.513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62cm" draw:caption-point-x="-0.61cm" draw:caption-point-y="1.513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62cm" draw:caption-point-x="-0.61cm" draw:caption-point-y="1.513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62cm" draw:caption-point-x="-0.61cm" draw:caption-point-y="1.513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62cm" draw:caption-point-x="-0.61cm" draw:caption-point-y="1.513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62cm" draw:caption-point-x="-0.61cm" draw:caption-point-y="1.513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0" draw:text-style-name="P1" svg:width="6.633cm" svg:height="2.366cm" svg:x="8.339cm" svg:y="4.311cm" draw:caption-point-x="-0.61cm" draw:caption-point-y="1.513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1" draw:text-style-name="P1" svg:width="5.173cm" svg:height="2.367cm" svg:x="10.597cm" svg:y="4.311cm" draw:caption-point-x="-0.61cm" draw:caption-point-y="1.513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11cm" draw:caption-point-x="-0.61cm" draw:caption-point-y="1.513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2" draw:text-style-name="P1" svg:width="5.776cm" svg:height="1.781cm" svg:x="15.113cm" svg:y="4.311cm" draw:caption-point-x="-0.61cm" draw:caption-point-y="1.513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11cm" draw:caption-point-x="-0.61cm" draw:caption-point-y="1.513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3" draw:text-style-name="P1" svg:width="6.709cm" svg:height="1.756cm" svg:x="19.629cm" svg:y="4.311cm" draw:caption-point-x="-0.61cm" draw:caption-point-y="1.513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11cm" draw:caption-point-x="-0.61cm" draw:caption-point-y="1.513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4" draw:text-style-name="P1" svg:width="6cm" svg:height="1.785cm" svg:x="8.339cm" svg:y="5.211cm" draw:caption-point-x="-0.61cm" draw:caption-point-y="1.512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90%</text:p>
          </table:table-cell>
          <table:table-cell office:value-type="float" office:value="7">
            <office:annotation draw:style-name="gr15" draw:text-style-name="P1" svg:width="6.054cm" svg:height="2.607cm" svg:x="10.597cm" svg:y="5.211cm" draw:caption-point-x="-0.61cm" draw:caption-point-y="1.512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11cm" draw:caption-point-x="-0.61cm" draw:caption-point-y="1.512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6" draw:text-style-name="P1" svg:width="4.345cm" svg:height="1.599cm" svg:x="15.113cm" svg:y="5.211cm" draw:caption-point-x="-0.61cm" draw:caption-point-y="1.512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17" draw:text-style-name="P1" svg:width="5.802cm" svg:height="2.369cm" svg:x="17.371cm" svg:y="5.211cm" draw:caption-point-x="-0.61cm" draw:caption-point-y="1.512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11cm" draw:caption-point-x="-0.61cm" draw:caption-point-y="1.512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9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8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25T18:27:19</dc:date>
    <dc:language>en-US</dc:language>
    <meta:editing-cycles>189</meta:editing-cycles>
    <meta:editing-duration>PT168H12M38S</meta:editing-duration>
    <dc:creator>Anton Keks</dc:creator>
    <meta:document-statistic meta:table-count="2" meta:cell-count="334" meta:object-count="0"/>
    <meta:user-defined meta:name="Info 1"/>
    <meta:user-defined meta:name="Info 2"/>
    <meta:user-defined meta:name="Info 3"/>
    <meta:user-defined meta:name="Info 4"/>
  </office:meta>
</office:document-meta>
</file>